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0B98B4EBA011E033933.png" manifest:media-type="image/png"/>
  <manifest:file-entry manifest:full-path="Pictures/1000020100000329000001E50EFA811A116A242F.png" manifest:media-type="image/png"/>
  <manifest:file-entry manifest:full-path="Pictures/100002010000032B000001EAF10881453AF6B5C4.png" manifest:media-type="image/png"/>
  <manifest:file-entry manifest:full-path="Pictures/1000020100000323000000FC91BC67B1661BC774.png" manifest:media-type="image/png"/>
  <manifest:file-entry manifest:full-path="Pictures/1000020100000338000001E79ED0C57D1EE0478D.png" manifest:media-type="image/png"/>
  <manifest:file-entry manifest:full-path="Pictures/1000020100000325000001E224A5570919A5DF08.png" manifest:media-type="image/png"/>
  <manifest:file-entry manifest:full-path="Pictures/100002010000032A000001E7510E027100E012A2.png" manifest:media-type="image/png"/>
  <manifest:file-entry manifest:full-path="Pictures/100002010000032B000001E7EEBAB0627E40F2ED.png" manifest:media-type="image/png"/>
  <manifest:file-entry manifest:full-path="Pictures/100002010000032D000001EA850D6C2CE9929114.png" manifest:media-type="image/png"/>
  <manifest:file-entry manifest:full-path="Pictures/1000020100000329000001E46AEC46A85E95C1BC.png" manifest:media-type="image/png"/>
  <manifest:file-entry manifest:full-path="Pictures/100002010000032B000001E4658AF0ABA2D2CE54.png" manifest:media-type="image/png"/>
  <manifest:file-entry manifest:full-path="Pictures/1000020100000323000001E2A977049CF4F56BCD.png" manifest:media-type="image/png"/>
  <manifest:file-entry manifest:full-path="Pictures/100002010000032A000001E73D96EF57D1655996.png" manifest:media-type="image/png"/>
  <manifest:file-entry manifest:full-path="Pictures/1000020100000328000001E53D46B5878F48FC89.png" manifest:media-type="image/png"/>
  <manifest:file-entry manifest:full-path="Pictures/1000020100000329000001E82AE9CA739C200B4B.png" manifest:media-type="image/png"/>
  <manifest:file-entry manifest:full-path="Pictures/100002010000032C000001E755282EE9616C5457.png" manifest:media-type="image/png"/>
  <manifest:file-entry manifest:full-path="Pictures/1000020100000329000001E8A68C119519700D34.png" manifest:media-type="image/png"/>
  <manifest:file-entry manifest:full-path="Pictures/100002010000033D000001E6644BF9E00A0D48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b07f" officeooo:paragraph-rsid="001cb0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b07f" officeooo:paragraph-rsid="001cb07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ифметические операции и вывод символов</text:p>
      <text:p text:style-name="P2"><draw:frame draw:style-name="fr1" draw:name="Изображение1" text:anchor-type="paragraph" svg:width="17cm" svg:height="10.178cm" draw:z-index="0"><draw:image xlink:href="Pictures/1000020100000325000001E224A5570919A5DF08.png" xlink:type="simple" xlink:show="embed" xlink:actuate="onLoad" loext:mime-type="image/png"/></draw:frame><draw:frame draw:style-name="fr2" draw:name="Изображение2" text:anchor-type="paragraph" svg:x="-0.046cm" svg:y="10.68cm" svg:width="17cm" svg:height="10.245cm" draw:z-index="1"><draw:image xlink:href="Pictures/100002010000032D000001EA850D6C2CE9929114.png" xlink:type="simple" xlink:show="embed" xlink:actuate="onLoad" loext:mime-type="image/png"/></draw:frame></text:p>
      <text:p text:style-name="P2"/>
      <text:p text:style-name="P2"/>
      <text:p text:style-name="P2"><draw:frame draw:style-name="fr2" draw:name="Изображение3" text:anchor-type="paragraph" svg:x="0.095cm" svg:y="0.303cm" svg:width="17cm" svg:height="10.208cm" draw:z-index="2"><draw:image xlink:href="Pictures/100002010000032B000001E7EEBAB0627E40F2ED.png" xlink:type="simple" xlink:show="embed" xlink:actuate="onLoad" loext:mime-type="image/png"/></draw:frame><text:soft-page-break/></text:p>
      <text:p text:style-name="P2"><draw:frame draw:style-name="fr2" draw:name="Изображение4" text:anchor-type="paragraph" svg:x="0.12cm" svg:y="0.132cm" svg:width="17cm" svg:height="5.334cm" draw:z-index="3"><draw:image xlink:href="Pictures/1000020100000323000000FC91BC67B1661BC7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Изображение5" text:anchor-type="paragraph" svg:width="17cm" svg:height="10.271cm" draw:z-index="4"><draw:image xlink:href="Pictures/100002010000032B000001EAF10881453AF6B5C4.png" xlink:type="simple" xlink:show="embed" xlink:actuate="onLoad" loext:mime-type="image/png"/></draw:frame><text:soft-page-break/></text:p>
      <text:p text:style-name="P2"><draw:frame draw:style-name="fr1" draw:name="Изображение6" text:anchor-type="paragraph" svg:width="17cm" svg:height="10.192cm" draw:z-index="5"><draw:image xlink:href="Pictures/1000020100000329000001E50EFA811A116A242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Изображение7" text:anchor-type="paragraph" svg:width="17cm" svg:height="10.204cm" draw:z-index="6"><draw:image xlink:href="Pictures/1000020100000323000001E2A977049CF4F56BCD.png" xlink:type="simple" xlink:show="embed" xlink:actuate="onLoad" loext:mime-type="image/png"/></draw:frame><text:soft-page-break/></text:p>
      <text:p text:style-name="P2"><draw:frame draw:style-name="fr1" draw:name="Изображение8" text:anchor-type="paragraph" svg:width="17cm" svg:height="10.22cm" draw:z-index="7"><draw:image xlink:href="Pictures/100002010000032A000001E73D96EF57D1655996.png" xlink:type="simple" xlink:show="embed" xlink:actuate="onLoad" loext:mime-type="image/png"/></draw:frame></text:p>
      <text:p text:style-name="P2"><draw:frame draw:style-name="fr3" draw:name="Изображение9" text:anchor-type="paragraph" svg:width="17cm" svg:height="10.171cm" draw:z-index="8"><draw:image xlink:href="Pictures/1000020100000329000001E46AEC46A85E95C1BC.png" xlink:type="simple" xlink:show="embed" xlink:actuate="onLoad" loext:mime-type="image/png"/></draw:frame><text:soft-page-break/></text:p>
      <text:p text:style-name="P2"><draw:frame draw:style-name="fr1" draw:name="Изображение10" text:anchor-type="paragraph" svg:width="17cm" svg:height="10.253cm" draw:z-index="9"><draw:image xlink:href="Pictures/1000020100000329000001E82AE9CA739C200B4B.png" xlink:type="simple" xlink:show="embed" xlink:actuate="onLoad" loext:mime-type="image/png"/></draw:frame></text:p>
      <text:p text:style-name="P2"><draw:frame draw:style-name="fr3" draw:name="Изображение11" text:anchor-type="paragraph" svg:width="17cm" svg:height="10.195cm" draw:z-index="10"><draw:image xlink:href="Pictures/100002010000032C000001E755282EE9616C5457.png" xlink:type="simple" xlink:show="embed" xlink:actuate="onLoad" loext:mime-type="image/png"/></draw:frame><text:soft-page-break/></text:p>
      <text:p text:style-name="P2"><draw:frame draw:style-name="fr1" draw:name="Изображение12" text:anchor-type="paragraph" svg:width="17cm" svg:height="10.253cm" draw:z-index="11"><draw:image xlink:href="Pictures/1000020100000329000001E8A68C119519700D34.png" xlink:type="simple" xlink:show="embed" xlink:actuate="onLoad" loext:mime-type="image/png"/></draw:frame></text:p>
      <text:p text:style-name="P2"><draw:frame draw:style-name="fr3" draw:name="Изображение13" text:anchor-type="paragraph" svg:width="17cm" svg:height="10.22cm" draw:z-index="12"><draw:image xlink:href="Pictures/100002010000032A000001E7510E027100E012A2.png" xlink:type="simple" xlink:show="embed" xlink:actuate="onLoad" loext:mime-type="image/png"/></draw:frame><text:soft-page-break/></text:p>
      <text:p text:style-name="P2"><draw:frame draw:style-name="fr1" draw:name="Изображение14" text:anchor-type="paragraph" svg:width="17cm" svg:height="9.966cm" draw:z-index="13"><draw:image xlink:href="Pictures/100002010000033D000001E6644BF9E00A0D48F4.png" xlink:type="simple" xlink:show="embed" xlink:actuate="onLoad" loext:mime-type="image/png"/></draw:frame></text:p>
      <text:p text:style-name="P2"><draw:frame draw:style-name="fr3" draw:name="Изображение15" text:anchor-type="paragraph" svg:width="17cm" svg:height="10.144cm" draw:z-index="14"><draw:image xlink:href="Pictures/100002010000032B000001E4658AF0ABA2D2CE54.png" xlink:type="simple" xlink:show="embed" xlink:actuate="onLoad" loext:mime-type="image/png"/></draw:frame><text:soft-page-break/></text:p>
      <text:p text:style-name="P2"><draw:frame draw:style-name="fr1" draw:name="Изображение16" text:anchor-type="paragraph" svg:width="17cm" svg:height="10.204cm" draw:z-index="15"><draw:image xlink:href="Pictures/1000020100000328000001E53D46B5878F48FC89.png" xlink:type="simple" xlink:show="embed" xlink:actuate="onLoad" loext:mime-type="image/png"/></draw:frame></text:p>
      <text:p text:style-name="P2"><draw:frame draw:style-name="fr1" draw:name="Изображение17" text:anchor-type="paragraph" svg:width="17cm" svg:height="3.905cm" draw:z-index="16"><draw:image xlink:href="Pictures/1000020100000325000000B98B4EBA011E033933.png" xlink:type="simple" xlink:show="embed" xlink:actuate="onLoad" loext:mime-type="image/png"/></draw:frame></text:p>
      <text:p text:style-name="P2"><draw:frame draw:style-name="fr1" draw:name="Изображение18" text:anchor-type="paragraph" svg:width="17cm" svg:height="10.047cm" draw:z-index="17"><draw:image xlink:href="Pictures/1000020100000338000001E79ED0C57D1EE0478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11:31.196267249</meta:creation-date>
    <dc:date>2019-02-26T10:36:12.173983567</dc:date>
    <meta:editing-duration>PT24M44S</meta:editing-duration>
    <meta:editing-cycles>1</meta:editing-cycles>
    <meta:document-statistic meta:table-count="0" meta:image-count="18" meta:object-count="0" meta:page-count="9" meta:paragraph-count="1" meta:word-count="5" meta:character-count="40" meta:non-whitespace-character-count="36"/>
    <meta:generator>LibreOffice/6.0.7.3$Linux_X86_64 LibreOffice_project/00m0$Build-3</meta:generator>
  </office:meta>
</office:document-meta>
</file>